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Headline_20_1">
      <style:paragraph-properties fo:break-before="page"/>
      <style:text-properties fo:language="es" fo:country="ES"/>
    </style:style>
    <style:style style:name="P2" style:family="paragraph" style:parent-style-name="Absatz_20_spanisch_20_mit_20_Initial">
      <style:text-properties fo:language="es" fo:country="ES"/>
    </style:style>
    <style:style style:name="T1" style:family="text">
      <style:text-properties fo:color="#ff0000"/>
    </style:style>
    <style:style style:name="T2" style:family="text">
      <style:text-properties fo:color="#0000ff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spañol - (Olé) - 34</text:h>
      <text:p text:style-name="P2">Aunque se descarta de momento una <text:span text:style-name="T1">vacunaión</text:span> masiva a nivel nacional, el documento aprobado ayer recoge la posibilidad de vacunaciones locales o regionales, allí donde la situación epidemiológica lo aconseje. Las diferencias de <text:span text:style-name="T2">incidencia</text:span> de meningitis C en las regiones españolas han quedado patentes en esta reunión. Pero lo cierto es que el serogrupo se aumenta por lo que la comisión de Salud Pública se ha comprometido a analizar la evolución cada semana por si <text:span text:style-name="T1">hubierat</text:span> que cambiar de criterio en algunas zonas, y a tener un registro centralizado de todos los casos que se vayan <text:span text:style-name="T2">produciendo</text:span> a nivel nacional. En estos <text:span text:style-name="T1">omentos</text:span> las tasas de incidencia, <text:span text:style-name="T2">exceptuando</text:span> Cantabria y Galicia antes de la vacunación con 10 y 12 casos por 100.000, en el resto de las comunidades no llega a cinco por 100.000. En la mayoría de ellas el serogrupo C causa más del 70% de todos los casos de meningitis. Las características de las <text:span text:style-name="T2">actuales</text:span> vacunas disponibles contra la meningitis C han sido un <text:span text:style-name="T1">argmento</text:span> de peso a la hora de tomar la decisión de vacunación <text:span text:style-name="T1">selctiva</text:span>. Su nula eficacia en niños menores de 18 meses y reducida en menores de seis años llevó a los directores de Salud a <text:span text:style-name="T2">aconsejar</text:span> «limitar su uso a ciertas situaciones»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Absatz_20_spanisch_20_mit_20_Initial" style:display-name="Absatz spanisch mit Initial" style:family="paragraph" style:parent-style-name="Absatz_20_mit_20_Initial">
      <style:text-properties fo:language="es" fo:country="ES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 </meta:initial-creator>
    <meta:creation-date>2000-03-01T14:35:56</meta:creation-date>
    <dc:creator>Helge Delfs</dc:creator>
    <dc:date>2000-04-05T11:13:57</dc:date>
    <dc:language>de-DE</dc:language>
    <meta:editing-cycles>3</meta:editing-cycles>
    <meta:editing-duration>PT2M59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2" meta:word-count="212" meta:character-count="1240"/>
  </office:meta>
</office:document-meta>
</file>